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1f2328" loext:opacity="100%" fo:font-size="16pt" fo:language="pl" fo:country="PL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color="#1f2328" loext:opacity="100%" fo:language="pl" fo:country="PL"/>
    </style:style>
    <style:style style:name="P3" style:family="paragraph" style:parent-style-name="Text_20_body">
      <style:text-properties fo:color="#1f2328" loext:opacity="100%" fo:language="pl" fo:country="PL"/>
    </style:style>
    <style:style style:name="P4" style:family="paragraph" style:parent-style-name="Standard">
      <style:text-properties fo:font-size="14pt" fo:language="pl" fo:country="PL" style:font-size-asian="14pt" style:font-size-complex="14pt"/>
    </style:style>
    <style:style style:name="P5" style:family="paragraph" style:parent-style-name="Standard">
      <style:text-properties fo:font-size="16pt" fo:language="pl" fo:country="PL" style:font-size-asian="16pt" style:font-size-complex="16pt"/>
    </style:style>
    <style:style style:name="P6" style:family="paragraph" style:parent-style-name="Standard">
      <style:text-properties fo:font-size="20pt" fo:language="pl" fo:country="PL" style:font-size-asian="20pt" style:font-size-complex="20pt"/>
    </style:style>
    <style:style style:name="P7" style:family="paragraph" style:parent-style-name="Text_20_body">
      <style:paragraph-properties fo:margin-top="0in" fo:margin-bottom="0in" style:contextual-spacing="false"/>
      <style:text-properties fo:language="pl" fo:country="PL"/>
    </style:style>
    <style:style style:name="P8" style:family="paragraph" style:parent-style-name="Standard">
      <style:text-properties fo:language="pl" fo:country="PL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Nagłówek_20_2" style:master-page-name="MP0">
      <style:paragraph-properties fo:text-align="center" style:justify-single-word="false" style:page-number="auto" fo:break-before="page"/>
      <style:text-properties fo:color="#1f2328" loext:opacity="100%" fo:font-size="22pt" fo:language="pl" fo:country="PL" fo:font-weight="normal" style:font-size-asian="22pt" style:font-weight-asian="normal" style:font-size-complex="22pt"/>
    </style:style>
    <style:style style:name="P11" style:family="paragraph" style:parent-style-name="Nagłówek_20_3">
      <style:text-properties fo:color="#1f2328" loext:opacity="100%" fo:font-size="20pt" fo:language="pl" fo:country="PL" fo:font-weight="normal" style:font-size-asian="20pt" style:font-weight-asian="normal" style:font-size-complex="20pt"/>
    </style:style>
    <style:style style:name="P12" style:family="paragraph" style:parent-style-name="Nagłówek_20_4">
      <style:paragraph-properties fo:margin-top="0.25in" fo:margin-bottom="0.1665in" style:contextual-spacing="false" fo:line-height="125%"/>
      <style:text-properties fo:color="#1f2328" loext:opacity="100%" fo:font-size="14pt" fo:language="pl" fo:country="PL" fo:font-weight="normal" style:font-size-asian="14pt" style:font-weight-asian="normal" style:font-size-complex="14pt"/>
    </style:style>
    <style:style style:name="P13" style:family="paragraph" style:parent-style-name="Nagłówek_20_4">
      <style:paragraph-properties fo:margin-top="0.25in" fo:margin-bottom="0.1665in" style:contextual-spacing="false" fo:line-height="125%"/>
      <style:text-properties fo:color="#1f2328" loext:opacity="100%" fo:font-size="14pt" fo:font-weight="normal" style:font-size-asian="14pt" style:font-weight-asian="normal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P16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03d320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T1" style:family="text">
      <style:text-properties fo:color="#1f2328" loext:opacity="100%" fo:font-size="20pt" fo:language="pl" fo:country="PL" style:font-size-asian="20pt" style:font-size-complex="20pt"/>
    </style:style>
    <style:style style:name="T2" style:family="text">
      <style:text-properties fo:color="#1f2328" loext:opacity="100%" fo:font-size="14pt" fo:language="pl" fo:country="PL" style:font-size-asian="14pt" style:font-size-complex="14pt"/>
    </style:style>
    <style:style style:name="T3" style:family="text">
      <style:text-properties fo:color="#1f2328" loext:opacity="100%" fo:font-size="14pt" fo:language="pl" fo:country="PL" officeooo:rsid="0003d320" style:font-size-asian="14pt" style:font-size-complex="14pt"/>
    </style:style>
    <style:style style:name="T4" style:family="text">
      <style:text-properties fo:color="#1f2328" loext:opacity="100%" style:font-name="Liberation Serif" fo:font-size="14pt" fo:language="pl" fo:country="PL" style:font-size-asian="14pt" style:font-size-complex="14pt"/>
    </style:style>
    <style:style style:name="T5" style:family="text">
      <style:text-properties fo:color="#1f2328" loext:opacity="100%" style:font-name="Liberation Serif" fo:font-size="14pt" fo:language="pl" fo:country="PL" officeooo:rsid="0003d320" style:font-size-asian="14pt" style:font-size-complex="14pt"/>
    </style:style>
    <style:style style:name="T6" style:family="text">
      <style:text-properties fo:color="#1f2328" loext:opacity="100%" style:font-name="Liberation Serif" fo:font-size="20pt" fo:language="pl" fo:country="PL" style:font-size-asian="20pt" style:font-size-complex="20pt"/>
    </style:style>
    <style:style style:name="T7" style:family="text">
      <style:text-properties fo:color="#1f2328" loext:opacity="100%" fo:font-size="16pt" fo:language="pl" fo:country="PL" style:font-size-asian="16pt" style:font-size-complex="16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492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0.492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492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0.492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Laboratorium 2 – Szeregowanie Procesów</text:h>
      <text:p text:style-name="P1">Koncepcja</text:p>
      <text:p text:style-name="P2">Mateusz Ostaszewski 325 203</text:p>
      <text:p text:style-name="P3"/>
      <text:p text:style-name="Text_20_body"><text:span text:style-name="Domyślna_20_czcionka_20_akapitu"><text:span text:style-name="T1">1. Treść zadania</text:span></text:span></text:p>
      <text:p text:style-name="P4">Zrealizować algorytm szeregowania dzielący procesy użytkownika na trzy grupy: A, B i C. Dodatkowo, proszę opracować funkcję systemową umożliwiającą przenoszenie procesów pomiędzy grupami. Procesy w grupie B otrzymują dwa razy więcej czasu niż procesy z grupy A, procesy w grupie C otrzymują dwa razy więcej czasu niż procesy w grupie B. Zakładamy, że nowy proces domyślnie znajduje się w grupie A oraz że w grupie A znajduje się co najmniej 1 proces. Opracować również łatwą metodę weryfikacji poprawności rozwiązania.</text:p>
      <text:p text:style-name="P5"/>
      <text:p text:style-name="P5"/>
      <text:p text:style-name="P6">2. Planowane Rozwiązanie</text:p>
      <text:p text:style-name="P6"/>
      <text:p text:style-name="Standard"><text:span text:style-name="Domyślna_20_czcionka_20_akapitu"><text:span text:style-name="T2">Każdy proces grupy </text:span></text:span><text:span text:style-name="Source_20_Text"><text:span text:style-name="T4">USER b</text:span></text:span><text:span text:style-name="Domyślna_20_czcionka_20_akapitu"><text:span text:style-name="T2">ędzie miał przypisaną grupę priorytetu </text:span></text:span><text:span text:style-name="Source_20_Text"><text:span text:style-name="T4">group </text:span></text:span><text:span text:style-name="Domyślna_20_czcionka_20_akapitu"><text:span text:style-name="T2">określającą czy należy do grupy A, B czy C. Domyślnie podczas tworzenia procesu dostaje on grupę A. Zmiana grupy priorytetu będzie realizowana za pomocą nowego wywołania systemowego </text:span></text:span><text:span text:style-name="Source_20_Text"><text:span text:style-name="T4">void set_pr_group(void)</text:span></text:span><text:span text:style-name="Domyślna_20_czcionka_20_akapitu"><text:span text:style-name="T2">.</text:span></text:span></text:p>
      <text:p text:style-name="P4"/>
      <text:p text:style-name="Standard"><text:span text:style-name="Domyślna_20_czcionka_20_akapitu"><text:span text:style-name="T7">2.1 Algorytm szeregowania</text:span></text:span></text:p>
      <text:p text:style-name="Standard"><text:span text:style-name="Domyślna_20_czcionka_20_akapitu"><text:span text:style-name="T2">Procesy będą szeregowane w ramach pojedynczej listy a ich długość wykonywania będzie się różniła w zależności od grupy. Czas wykonywania procesu A będzie </text:span></text:span><text:span text:style-name="Source_20_Text"><text:span text:style-name="T4">stałą w funkcji sched(proc.c) - int pr_time</text:span></text:span><text:span text:style-name="Domyślna_20_czcionka_20_akapitu"><text:span text:style-name="T2">. Czas dla B to będzie 2*pr_time, a dla C 4*pr_time. Dlugość wykonywania procesu </text:span></text:span><text:span text:style-name="Domyślna_20_czcionka_20_akapitu"><text:span text:style-name="T3">będzie dostosowana do grupy dzięki odpowiednim zmianom w funkcji do_clocktick w pliku clock.c w katalogu kernel.</text:span></text:span></text:p>
      <text:p text:style-name="Standard"><text:span text:style-name="Domyślna_20_czcionka_20_akapitu"><text:span text:style-name="T3"/></text:span></text:p>
      <text:p text:style-name="Standard"><text:span text:style-name="Domyślna_20_czcionka_20_akapitu"><text:span text:style-name="T2">W pliku koncepcja.py </text:span></text:span><text:span text:style-name="Domyślna_20_czcionka_20_akapitu"><text:span text:style-name="T3">w funkcji sched </text:span></text:span><text:span text:style-name="Domyślna_20_czcionka_20_akapitu"><text:span text:style-name="T2">wstępna implementacja algorytmu szeregowania grupami. </text:span></text:span><text:span text:style-name="Domyślna_20_czcionka_20_akapitu"><text:span text:style-name="T3">Algorytm znajduję się w petli while na potrzebe testowania w pythonie.</text:span></text:span></text:p>
      <text:p text:style-name="P6"/>
      <text:p text:style-name="P6"/>
      <text:p text:style-name="P6"/>
      <text:h text:style-name="P11" text:outline-level="3"><text:soft-page-break/>3. Pliki do modyfikacji</text:h>
      <text:h text:style-name="P12" text:outline-level="4">Modyfikacje funkcjonalne w plikach źródłowych modułu file system</text:h>
      <text:list xml:id="list4027812538" text:style-name="L1">
        <text:list-item>
          <text:p text:style-name="P14"><text:span text:style-name="Domyślna_20_czcionka_20_akapitu"><text:span text:style-name="T2">W pliku table.c dodanie odpowiednich pól no_sys odpowiadające nowym <text:s/>wywołaniom systemowym</text:span></text:span></text:p>
        </text:list-item>
      </text:list>
      <text:h text:style-name="P12" text:outline-level="4"><text:bookmark text:name="user-content-modyfikacje-funkcjonalne-w-"/>Modyfikacje funkcjonalne w plikach źródłowych modułu memory manager</text:h>
      <text:list xml:id="list3761951357" text:style-name="L2">
        <text:list-item>
          <text:p text:style-name="P15"><text:span text:style-name="Domyślna_20_czcionka_20_akapitu"><text:span text:style-name="T2">Dodanie odpowiednich pól w table.c(wywolania systemowe)</text:span></text:span></text:p>
        </text:list-item>
        <text:list-item>
          <text:p text:style-name="P15"><text:span text:style-name="Domyślna_20_czcionka_20_akapitu"><text:span text:style-name="T2">W pliku proto.h prototypy funkcji do wywołań systemowych</text:span></text:span></text:p>
        </text:list-item>
        <text:list-item>
          <text:p text:style-name="P15"><text:span text:style-name="Domyślna_20_czcionka_20_akapitu"><text:span text:style-name="T2">W pliku misc.c ciała wywołań</text:span></text:span></text:p>
        </text:list-item>
      </text:list>
      <text:h text:style-name="P12" text:outline-level="4">Modyfikacje funkcjonalne w plikach źródłowych modułu kernel</text:h>
      <text:list xml:id="list1633940978" text:style-name="L3">
        <text:list-item>
          <text:p text:style-name="P16"><text:span text:style-name="Domyślna_20_czcionka_20_akapitu"><text:span text:style-name="T2">W pliku nagłówkowym </text:span></text:span><text:span text:style-name="Source_20_Text"><text:span text:style-name="T4">proc.h </text:span></text:span><text:span text:style-name="Domyślna_20_czcionka_20_akapitu"><text:span text:style-name="T2">dodanie pola informujące o grupie priorytetu pr_group</text:span></text:span></text:p>
        </text:list-item>
        <text:list-item>
          <text:p text:style-name="P16"><text:span text:style-name="Domyślna_20_czcionka_20_akapitu"><text:span text:style-name="T2">W pliku proc.c zmiana ciała funkcji sched() aby realizowała algorytm szeregowania</text:span></text:span></text:p>
        </text:list-item>
        <text:list-item>
          <text:p text:style-name="P16"><text:span text:style-name="Domyślna_20_czcionka_20_akapitu"><text:span text:style-name="T2">W pliku system.c modyfikacja do_fork() aby nadawała grupę A</text:span></text:span></text:p>
        </text:list-item>
        <text:list-item>
          <text:p text:style-name="P17"><text:span text:style-name="Domyślna_20_czcionka_20_akapitu"><text:span text:style-name="T3">w pliku clock.c modyfikacja funkcji do_clocktick aby przydielała odpowiednie ilośći kwantów procesora dla poszczególnych grup.</text:span></text:span></text:p>
        </text:list-item>
      </text:list>
      <text:h text:style-name="P13" text:outline-level="4"><text:bookmark text:name="user-content-modyfikacje-dodatkowych-pli"/>Modyfikacje dodatkowych plików nagłówkowych</text:h>
      <text:list xml:id="list1961243375" text:style-name="L4">
        <text:list-item>
          <text:p text:style-name="P18"><text:span text:style-name="Domyślna_20_czcionka_20_akapitu"><text:span text:style-name="T2">W pliku callnr.h dodanie informacje o nowych wywołaniach systemowych modułu </text:span></text:span><text:span text:style-name="Source_20_Text"><text:span text:style-name="T4">MM</text:span></text:span></text:p>
        </text:list-item>
        <text:list-item>
          <text:p text:style-name="P18"><text:span text:style-name="Source_20_Text"><text:span text:style-name="T4"><text:s/>W plicu config.h zmiana stalej NR_PROC na 64</text:span></text:span></text:p>
        </text:list-item>
      </text:list>
      <text:p text:style-name="P7"/>
      <text:p text:style-name="P9"><text:span text:style-name="Source_20_Text"><text:span text:style-name="T6">4. Testowanie</text:span></text:span></text:p>
      <text:p text:style-name="P9"><text:span text:style-name="Source_20_Text"><text:span text:style-name="T4">Stworzenie funkcji w folderze test która stworzy kilka procesów bardzo długich. Każdy proces "symuluje" wykonywanie długich obliczeń poprzez dekrementację dużej zmiennej typu unsigned long int. Następnie zostanie sprawdzona tablica deskryptorów w odstępie kilku sekund i zostanie porównanie liczby kwantów dla każdeg</text:span></text:span><text:span text:style-name="Source_20_Text"><text:span text:style-name="T5">j grupy</text:span></text:span><text:span text:style-name="Source_20_Text"><text:span text:style-name="T4"> jeśli A:B:C jest zbliżone do 1:2:4 w każdej próbie to znaczy że szeregowanie działa. </text:span></text:span><text:span text:style-name="Source_20_Text"><text:span text:style-name="T5">Testy zostaną wykonene dla róznych konfiguracji liczby grup w procesach, a wyniki eksperymentów będą porównane.</text:span></text:span></text:p>
      <text:p text:style-name="P8"/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główek_20_2" style:display-name="Nagłówek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agłówek_20_3" style:display-name="Nagłówek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agłówek_20_4" style:display-name="Nagłówek 4" style:family="paragraph" style:parent-style-name="Heading" style:next-style-name="Text_20_body" style:default-outline-level="4">
      <style:paragraph-properties fo:margin-top="0.0835in" fo:margin-bottom="0in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23T12:32:00Z</meta:creation-date>
    <dc:date>2023-11-24T09:06:37.647730814</dc:date>
    <meta:print-date>2023-11-23T16:48:00Z</meta:print-date>
    <meta:editing-cycles>8</meta:editing-cycles>
    <meta:editing-duration>PT2H27M11S</meta:editing-duration>
    <meta:document-statistic meta:table-count="0" meta:image-count="0" meta:object-count="0" meta:page-count="3" meta:paragraph-count="27" meta:word-count="426" meta:character-count="2981" meta:non-whitespace-character-count="2589"/>
    <meta:template xlink:type="simple" xlink:actuate="onRequest" xlink:title="" xlink:href="Normal.dotm"/>
  </office:meta>
</office:document-meta>
</file>